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in" fo:margin-left="-0.0785in" fo:margin-top="0in" fo:margin-bottom="0in" table:align="left" style:writing-mode="lr-tb"/>
    </style:style>
    <style:style style:name="Table1.A" style:family="table-column">
      <style:table-column-properties style:column-width="0.75in"/>
    </style:style>
    <style:style style:name="Table1.B" style:family="table-column">
      <style:table-column-properties style:column-width="2.7493in"/>
    </style:style>
    <style:style style:name="Table1.C" style:family="table-column">
      <style:table-column-properties style:column-width="1.3007in"/>
    </style:style>
    <style:style style:name="Table1.D" style:family="table-column">
      <style:table-column-properties style:column-width="1.3993in"/>
    </style:style>
    <style:style style:name="Table1.1" style:family="table-row">
      <style:table-row-properties style:row-height="0.4757in" fo:keep-together="auto"/>
    </style:style>
    <style:style style:name="Table1.A1" style:family="table-cell">
      <style:table-cell-properties fo:background-color="#d8d8d8" fo:padding-left="0.0785in" fo:padding-right="0.075in" fo:padding-top="0in" fo:padding-bottom="0in" fo:border="0.5pt solid #00000a">
        <style:background-image/>
      </style:table-cell-properties>
    </style:style>
    <style:style style:name="Table1.2" style:family="table-row">
      <style:table-row-properties fo:keep-together="auto"/>
    </style:style>
    <style:style style:name="Table1.A2" style:family="table-cell">
      <style:table-cell-properties fo:padding-left="0.0785in" fo:padding-right="0.075in" fo:padding-top="0in" fo:padding-bottom="0in" fo:border="0.5pt solid #00000a"/>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3" style:family="table-row">
      <style:table-row-properties fo:keep-together="auto"/>
    </style:style>
    <style:style style:name="Table1.A3" style:family="table-cell">
      <style:table-cell-properties fo:padding-left="0.0785in" fo:padding-right="0.075in" fo:padding-top="0in" fo:padding-bottom="0in" fo:border="0.5pt solid #00000a"/>
    </style:style>
    <style:style style:name="Table1.B3" style:family="table-cell">
      <style:table-cell-properties fo:padding-left="0.0785in" fo:padding-right="0.075in" fo:padding-top="0in" fo:padding-bottom="0in" fo:border="0.5pt solid #00000a"/>
    </style:style>
    <style:style style:name="Table1.C3" style:family="table-cell">
      <style:table-cell-properties fo:padding-left="0.0785in" fo:padding-right="0.075in" fo:padding-top="0in" fo:padding-bottom="0in" fo:border="0.5pt solid #00000a"/>
    </style:style>
    <style:style style:name="Table1.D3" style:family="table-cell">
      <style:table-cell-properties fo:padding-left="0.0785in" fo:padding-right="0.075in" fo:padding-top="0in" fo:padding-bottom="0in" fo:border="0.5pt solid #00000a"/>
    </style:style>
    <style:style style:name="Table2" style:family="table">
      <style:table-properties style:width="6.8125in" fo:margin-left="-0.0431in" fo:margin-top="0in" fo:margin-bottom="0in" table:align="left" style:writing-mode="lr-tb"/>
    </style:style>
    <style:style style:name="Table2.A" style:family="table-column">
      <style:table-column-properties style:column-width="1.1646in"/>
    </style:style>
    <style:style style:name="Table2.B" style:family="table-column">
      <style:table-column-properties style:column-width="5.6479in"/>
    </style:style>
    <style:style style:name="Table2.1" style:family="table-row">
      <style:table-row-properties fo:keep-together="always"/>
    </style:style>
    <style:style style:name="Table2.A1" style:family="table-cell">
      <style:table-cell-properties fo:background-color="#f2f2f2" fo:padding-left="0.0431in" fo:padding-right="0.0396in" fo:padding-top="0in" fo:padding-bottom="0in" fo:border="0.5pt solid #00000a">
        <style:background-image/>
      </style:table-cell-properties>
    </style:style>
    <style:style style:name="Table2.B1" style:family="table-cell">
      <style:table-cell-properties style:vertical-align="bottom" fo:background-color="#f2f2f2" fo:padding-left="0.0431in" fo:padding-right="0.0396in" fo:padding-top="0in" fo:padding-bottom="0in" fo:border="0.5pt solid #00000a">
        <style:background-image/>
      </style:table-cell-properties>
    </style:style>
    <style:style style:name="Table2.A2" style:family="table-cell">
      <style:table-cell-properties fo:padding-left="0.0431in" fo:padding-right="0.0396in" fo:padding-top="0in" fo:padding-bottom="0in" fo:border="0.5pt solid #00000a"/>
    </style:style>
    <style:style style:name="Table2.B2" style:family="table-cell">
      <style:table-cell-properties fo:padding-left="0.0431in" fo:padding-right="0.0396in" fo:padding-top="0in" fo:padding-bottom="0in" fo:border="0.5pt solid #00000a"/>
    </style:style>
    <style:style style:name="Table2.A3" style:family="table-cell">
      <style:table-cell-properties fo:padding-left="0.0431in" fo:padding-right="0.0396in" fo:padding-top="0in" fo:padding-bottom="0in" fo:border="0.5pt solid #00000a"/>
    </style:style>
    <style:style style:name="Table2.B3" style:family="table-cell">
      <style:table-cell-properties fo:padding-left="0.0431in" fo:padding-right="0.0396in" fo:padding-top="0in" fo:padding-bottom="0in" fo:border="0.5pt solid #00000a"/>
    </style:style>
    <style:style style:name="Table2.A4" style:family="table-cell">
      <style:table-cell-properties fo:padding-left="0.0431in" fo:padding-right="0.0396in" fo:padding-top="0in" fo:padding-bottom="0in" fo:border="0.5pt solid #00000a"/>
    </style:style>
    <style:style style:name="Table2.B4" style:family="table-cell">
      <style:table-cell-properties fo:padding-left="0.0431in" fo:padding-right="0.0396in" fo:padding-top="0in" fo:padding-bottom="0in" fo:border="0.5pt solid #00000a"/>
    </style:style>
    <style:style style:name="Table2.A5" style:family="table-cell">
      <style:table-cell-properties fo:padding-left="0.0431in" fo:padding-right="0.0396in" fo:padding-top="0in" fo:padding-bottom="0in" fo:border-left="0.5pt solid #00000a" fo:border-right="0.5pt solid #00000a" fo:border-top="none" fo:border-bottom="0.5pt solid #00000a"/>
    </style:style>
    <style:style style:name="Table2.B5" style:family="table-cell">
      <style:table-cell-properties fo:padding-left="0.0431in" fo:padding-right="0.0396in" fo:padding-top="0in" fo:padding-bottom="0in" fo:border-left="0.5pt solid #00000a" fo:border-right="0.5pt solid #00000a" fo:border-top="none" fo:border-bottom="0.5pt solid #00000a"/>
    </style:style>
    <style:style style:name="Table2.A6" style:family="table-cell">
      <style:table-cell-properties fo:padding-left="0.0431in" fo:padding-right="0.0396in" fo:padding-top="0in" fo:padding-bottom="0in" fo:border-left="0.5pt solid #00000a" fo:border-right="0.5pt solid #00000a" fo:border-top="none" fo:border-bottom="0.5pt solid #00000a"/>
    </style:style>
    <style:style style:name="Table2.B6" style:family="table-cell">
      <style:table-cell-properties fo:padding-left="0.0431in" fo:padding-right="0.0396in" fo:padding-top="0in" fo:padding-bottom="0in" fo:border-left="0.5pt solid #00000a" fo:border-right="0.5pt solid #00000a" fo:border-top="none" fo:border-bottom="0.5pt solid #00000a"/>
    </style:style>
    <style:style style:name="Table2.A7" style:family="table-cell">
      <style:table-cell-properties fo:padding-left="0.0431in" fo:padding-right="0.0396in" fo:padding-top="0in" fo:padding-bottom="0in" fo:border-left="0.5pt solid #00000a" fo:border-right="0.5pt solid #00000a" fo:border-top="none" fo:border-bottom="0.5pt solid #00000a"/>
    </style:style>
    <style:style style:name="Table2.B7" style:family="table-cell">
      <style:table-cell-properties fo:padding-left="0.0431in" fo:padding-right="0.0396in" fo:padding-top="0in" fo:padding-bottom="0in" fo:border-left="0.5pt solid #00000a" fo:border-right="0.5pt solid #00000a" fo:border-top="none" fo:border-bottom="0.5pt solid #00000a"/>
    </style:style>
    <style:style style:name="Table2.A8" style:family="table-cell">
      <style:table-cell-properties fo:padding-left="0.0431in" fo:padding-right="0.0396in" fo:padding-top="0in" fo:padding-bottom="0in" fo:border-left="0.5pt solid #00000a" fo:border-right="0.5pt solid #00000a" fo:border-top="none" fo:border-bottom="0.5pt solid #00000a"/>
    </style:style>
    <style:style style:name="Table2.B8" style:family="table-cell">
      <style:table-cell-properties fo:padding-left="0.0431in" fo:padding-right="0.0396in" fo:padding-top="0in" fo:padding-bottom="0in" fo:border-left="0.5pt solid #00000a" fo:border-right="0.5pt solid #00000a" fo:border-top="none" fo:border-bottom="0.5pt solid #00000a"/>
    </style:style>
    <style:style style:name="Table2.A9" style:family="table-cell">
      <style:table-cell-properties fo:padding-left="0.0431in" fo:padding-right="0.0396in" fo:padding-top="0in" fo:padding-bottom="0in" fo:border-left="0.5pt solid #00000a" fo:border-right="0.5pt solid #00000a" fo:border-top="none" fo:border-bottom="0.5pt solid #00000a"/>
    </style:style>
    <style:style style:name="Table2.B9" style:family="table-cell">
      <style:table-cell-properties fo:padding-left="0.0431in" fo:padding-right="0.0396in" fo:padding-top="0in" fo:padding-bottom="0in" fo:border-left="0.5pt solid #00000a" fo:border-right="0.5pt solid #00000a" fo:border-top="none" fo:border-bottom="0.5pt solid #00000a"/>
    </style:style>
    <style:style style:name="Table2.A10" style:family="table-cell">
      <style:table-cell-properties fo:padding-left="0.0431in" fo:padding-right="0.0396in" fo:padding-top="0in" fo:padding-bottom="0in" fo:border-left="0.5pt solid #00000a" fo:border-right="0.5pt solid #00000a" fo:border-top="none" fo:border-bottom="0.5pt solid #00000a"/>
    </style:style>
    <style:style style:name="Table2.B10" style:family="table-cell">
      <style:table-cell-properties fo:padding-left="0.0431in" fo:padding-right="0.0396in" fo:padding-top="0in" fo:padding-bottom="0in" fo:border-left="0.5pt solid #00000a" fo:border-right="0.5pt solid #00000a" fo:border-top="none" fo:border-bottom="0.5pt solid #00000a"/>
    </style:style>
    <style:style style:name="Table2.A11" style:family="table-cell">
      <style:table-cell-properties fo:padding-left="0.0431in" fo:padding-right="0.0396in" fo:padding-top="0in" fo:padding-bottom="0in" fo:border-left="0.5pt solid #00000a" fo:border-right="0.5pt solid #00000a" fo:border-top="none" fo:border-bottom="0.5pt solid #00000a"/>
    </style:style>
    <style:style style:name="Table2.B11" style:family="table-cell">
      <style:table-cell-properties fo:padding-left="0.0431in" fo:padding-right="0.0396in" fo:padding-top="0in" fo:padding-bottom="0in" fo:border-left="0.5pt solid #00000a" fo:border-right="0.5pt solid #00000a" fo:border-top="none" fo:border-bottom="0.5pt solid #00000a"/>
    </style:style>
    <style:style style:name="Table2.A12" style:family="table-cell">
      <style:table-cell-properties fo:padding-left="0.0431in" fo:padding-right="0.0396in" fo:padding-top="0in" fo:padding-bottom="0in" fo:border-left="0.5pt solid #00000a" fo:border-right="0.5pt solid #00000a" fo:border-top="none" fo:border-bottom="0.5pt solid #00000a"/>
    </style:style>
    <style:style style:name="Table2.B12" style:family="table-cell">
      <style:table-cell-properties fo:padding-left="0.0431in" fo:padding-right="0.0396in" fo:padding-top="0in" fo:padding-bottom="0in" fo:border-left="0.5pt solid #00000a" fo:border-right="0.5pt solid #00000a" fo:border-top="none" fo:border-bottom="0.5pt solid #00000a"/>
    </style:style>
    <style:style style:name="Table2.A13" style:family="table-cell">
      <style:table-cell-properties fo:padding-left="0.0431in" fo:padding-right="0.0396in" fo:padding-top="0in" fo:padding-bottom="0in" fo:border-left="0.5pt solid #00000a" fo:border-right="0.5pt solid #00000a" fo:border-top="none" fo:border-bottom="0.5pt solid #00000a"/>
    </style:style>
    <style:style style:name="Table2.B13" style:family="table-cell">
      <style:table-cell-properties fo:padding-left="0.0431in" fo:padding-right="0.0396in" fo:padding-top="0in" fo:padding-bottom="0in" fo:border-left="0.5pt solid #00000a" fo:border-right="0.5pt solid #00000a" fo:border-top="none" fo:border-bottom="0.5pt solid #00000a"/>
    </style:style>
    <style:style style:name="Table2.A14" style:family="table-cell">
      <style:table-cell-properties fo:padding-left="0.0431in" fo:padding-right="0.0396in" fo:padding-top="0in" fo:padding-bottom="0in" fo:border-left="0.5pt solid #00000a" fo:border-right="0.5pt solid #00000a" fo:border-top="none" fo:border-bottom="0.5pt solid #00000a"/>
    </style:style>
    <style:style style:name="Table2.B14" style:family="table-cell">
      <style:table-cell-properties fo:padding-left="0.0431in" fo:padding-right="0.0396in" fo:padding-top="0in" fo:padding-bottom="0in" fo:border-left="0.5pt solid #00000a" fo:border-right="0.5pt solid #00000a" fo:border-top="none" fo:border-bottom="0.5pt solid #00000a"/>
    </style:style>
    <style:style style:name="P1" style:family="paragraph" style:parent-style-name="Text_20_body">
      <style:text-properties style:font-size-complex="12pt"/>
    </style:style>
    <style:style style:name="P2" style:family="paragraph" style:parent-style-name="Text_20_body">
      <style:text-properties fo:font-style="italic" style:font-style-asian="italic" style:font-size-complex="12pt"/>
    </style:style>
    <style:style style:name="P3" style:family="paragraph" style:parent-style-name="Standard">
      <style:paragraph-properties>
        <style:tab-stops>
          <style:tab-stop style:position="1.9417in"/>
        </style:tab-stops>
      </style:paragraph-properties>
      <style:text-properties style:font-name="Times New Roman" fo:font-size="12pt" style:font-size-asian="12pt" style:font-name-complex="Times New Roman1" style:font-size-complex="12pt"/>
    </style:style>
    <style:style style:name="P4" style:family="paragraph" style:parent-style-name="Standard">
      <style:paragraph-properties>
        <style:tab-stops>
          <style:tab-stop style:position="1.9417in"/>
        </style:tab-stops>
      </style:paragraph-properties>
      <style:text-properties style:font-name="Times New Roman" fo:font-size="12pt" style:font-size-asian="12pt" style:font-name-complex="Times New Roman1" style:font-size-complex="12pt"/>
    </style:style>
    <style:style style:name="P5" style:family="paragraph" style:parent-style-name="Standard">
      <style:text-properties fo:color="#000080"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text-align="start" style:justify-single-word="false"/>
      <style:text-properties officeooo:paragraph-rsid="001408d1"/>
    </style:style>
    <style:style style:name="P7" style:family="paragraph" style:parent-style-name="Standard">
      <style:paragraph-properties fo:text-align="justify" style:justify-single-word="false"/>
    </style:style>
    <style:style style:name="P8" style:family="paragraph" style:parent-style-name="Standard">
      <style:paragraph-properties>
        <style:tab-stops>
          <style:tab-stop style:position="1.9417in"/>
        </style:tab-stops>
      </style:paragraph-properties>
    </style:style>
    <style:style style:name="P9" style:family="paragraph" style:parent-style-name="Standard">
      <style:paragraph-properties fo:text-align="justify" style:justify-single-word="false"/>
      <style:text-properties officeooo:rsid="000a2bd6" officeooo:paragraph-rsid="000a2bd6"/>
    </style:style>
    <style:style style:name="P10" style:family="paragraph" style:parent-style-name="Standard">
      <style:text-properties officeooo:rsid="000e6a25" officeooo:paragraph-rsid="000e6a25"/>
    </style:style>
    <style:style style:name="P11" style:family="paragraph" style:parent-style-name="Standard">
      <style:text-properties officeooo:paragraph-rsid="0012f8c2"/>
    </style:style>
    <style:style style:name="P12" style:family="paragraph" style:parent-style-name="Standard">
      <style:text-properties officeooo:paragraph-rsid="00164390"/>
    </style:style>
    <style:style style:name="P13" style:family="paragraph" style:parent-style-name="Standard">
      <style:text-properties officeooo:paragraph-rsid="0016b3cf"/>
    </style:style>
    <style:style style:name="P14" style:family="paragraph" style:parent-style-name="Standard">
      <style:text-properties officeooo:paragraph-rsid="00172d22"/>
    </style:style>
    <style:style style:name="P15" style:family="paragraph" style:parent-style-name="Standard">
      <style:paragraph-properties fo:margin-left="0in" fo:margin-right="0in" fo:text-align="justify" style:justify-single-word="false" fo:text-indent="0.5in" style:auto-text-indent="false"/>
    </style:style>
    <style:style style:name="P16" style:family="paragraph" style:parent-style-name="Standard">
      <style:paragraph-properties fo:margin-left="0in" fo:margin-right="0in" fo:text-align="justify" style:justify-single-word="false" fo:text-indent="0.5in" style:auto-text-indent="false"/>
      <style:text-properties officeooo:rsid="000a2bd6" officeooo:paragraph-rsid="000a2bd6"/>
    </style:style>
    <style:style style:name="P17" style:family="paragraph" style:parent-style-name="Standard" style:master-page-name="Standard">
      <style:paragraph-properties style:page-number="auto"/>
      <style:text-properties style:font-name="Times New Roman" fo:font-size="12pt" style:font-size-asian="12pt" style:font-name-complex="Times New Roman1" style:font-size-complex="12pt"/>
    </style:style>
    <style:style style:name="P18" style:family="paragraph" style:parent-style-name="Standard">
      <style:paragraph-properties fo:margin-left="0in" fo:margin-right="0in" fo:text-indent="0in" style:auto-text-indent="false"/>
      <style:text-properties officeooo:paragraph-rsid="00164390"/>
    </style:style>
    <style:style style:name="P19" style:family="paragraph" style:parent-style-name="Standard">
      <style:paragraph-properties fo:margin-top="0in" fo:margin-bottom="0.0992in" loext:contextual-spacing="false"/>
    </style:style>
    <style:style style:name="P20" style:family="paragraph" style:parent-style-name="Standard">
      <style:paragraph-properties fo:margin-top="0in" fo:margin-bottom="0in" loext:contextual-spacing="false"/>
      <style:text-properties fo:font-size="12pt" officeooo:rsid="0012f8c2" officeooo:paragraph-rsid="001408d1" style:font-size-asian="12pt" style:font-size-complex="12pt"/>
    </style:style>
    <style:style style:name="P21" style:family="paragraph" style:parent-style-name="Standard">
      <style:paragraph-properties fo:margin-top="0in" fo:margin-bottom="0in" loext:contextual-spacing="false" fo:text-align="start" style:justify-single-word="false"/>
      <style:text-properties officeooo:paragraph-rsid="001408d1"/>
    </style:style>
    <style:style style:name="P22" style:family="paragraph" style:parent-style-name="Standard">
      <style:paragraph-properties fo:margin-top="0in" fo:margin-bottom="0in" loext:contextual-spacing="false"/>
      <style:text-properties officeooo:paragraph-rsid="001597d7"/>
    </style:style>
    <style:style style:name="P23" style:family="paragraph" style:parent-style-name="Heading_20_2" style:list-style-name="WWNum11"/>
    <style:style style:name="P24" style:family="paragraph" style:parent-style-name="Heading_20_2" style:list-style-name="WWNum10"/>
    <style:style style:name="P25" style:family="paragraph" style:parent-style-name="Contents_20_1">
      <style:paragraph-properties>
        <style:tab-stops>
          <style:tab-stop style:position="6.5882in" style:type="right" style:leader-style="dotted" style:leader-text="."/>
        </style:tab-stops>
      </style:paragraph-properties>
    </style:style>
    <style:style style:name="P26" style:family="paragraph" style:parent-style-name="Contents_20_1">
      <style:paragraph-properties>
        <style:tab-stops>
          <style:tab-stop style:position="0.3055in"/>
          <style:tab-stop style:position="6.5882in" style:type="right" style:leader-style="dotted" style:leader-text="."/>
        </style:tab-stops>
      </style:paragraph-properties>
    </style:style>
    <style:style style:name="P27" style:family="paragraph" style:parent-style-name="TOC_20_Heading" style:list-style-name="WWNum0"/>
    <style:style style:name="P28" style:family="paragraph" style:parent-style-name="Title">
      <style:text-properties style:font-name="Times New Roman" fo:font-size="12pt" style:font-size-asian="12pt" style:font-name-complex="Times New Roman1" style:font-size-complex="12pt"/>
    </style:style>
    <style:style style:name="P29" style:family="paragraph" style:parent-style-name="Heading_20_1" style:list-style-name="WWNum11"/>
    <style:style style:name="P30" style:family="paragraph" style:parent-style-name="Heading_20_1" style:list-style-name="WWNum10">
      <style:paragraph-properties fo:margin-top="0in" fo:margin-bottom="0.0417in" loext:contextual-spacing="false"/>
    </style:style>
    <style:style style:name="P31" style:family="paragraph" style:parent-style-name="Heading_20_1" style:list-style-name="WWNum10">
      <style:paragraph-properties fo:margin-top="0in" fo:margin-bottom="0in" loext:contextual-spacing="false"/>
    </style:style>
    <style:style style:name="P32" style:family="paragraph" style:parent-style-name="Table_20_Text">
      <style:paragraph-properties fo:text-align="center" style:justify-single-word="false"/>
    </style:style>
    <style:style style:name="P33" style:family="paragraph" style:parent-style-name="Table_20_Text">
      <style:text-properties fo:font-size="12pt" style:font-size-asian="12pt" style:font-size-complex="12pt"/>
    </style:style>
    <style:style style:name="P34" style:family="paragraph" style:parent-style-name="Table_20_Text">
      <style:text-properties fo:font-size="12pt" style:font-size-asian="12pt" style:font-size-complex="12pt" fo:background-color="#ffff00"/>
    </style:style>
    <style:style style:name="P35" style:family="paragraph" style:parent-style-name="Table_20_Text">
      <style:text-properties fo:font-size="12pt" officeooo:rsid="001099b1" officeooo:paragraph-rsid="001099b1" style:font-size-asian="12pt" style:font-size-complex="12pt"/>
    </style:style>
    <style:style style:name="P36" style:family="paragraph" style:parent-style-name="Table_20_Text">
      <style:text-properties fo:font-size="12pt" officeooo:rsid="00119497" officeooo:paragraph-rsid="00119497" style:font-size-asian="12pt" style:font-size-complex="12pt"/>
    </style:style>
    <style:style style:name="P37" style:family="paragraph" style:parent-style-name="Table_20_Text">
      <style:text-properties fo:font-size="12pt" officeooo:rsid="0012f8c2" officeooo:paragraph-rsid="0012f8c2" style:font-size-asian="12pt" style:font-size-complex="12pt"/>
    </style:style>
    <style:style style:name="P38" style:family="paragraph" style:parent-style-name="Table_20_Text">
      <style:text-properties fo:font-size="12pt" officeooo:rsid="00156c57" officeooo:paragraph-rsid="00156c57" style:font-size-asian="12pt" style:font-size-complex="12pt"/>
    </style:style>
    <style:style style:name="P39" style:family="paragraph" style:parent-style-name="Table_20_Text">
      <style:text-properties officeooo:rsid="000a2bd6" officeooo:paragraph-rsid="000a2bd6"/>
    </style:style>
    <style:style style:name="P40" style:family="paragraph" style:parent-style-name="Table_20_Text">
      <style:text-properties officeooo:rsid="00119497" officeooo:paragraph-rsid="00119497"/>
    </style:style>
    <style:style style:name="P41" style:family="paragraph" style:parent-style-name="Table_20_Text">
      <style:text-properties officeooo:rsid="0012f8c2" officeooo:paragraph-rsid="0012f8c2"/>
    </style:style>
    <style:style style:name="P42" style:family="paragraph" style:parent-style-name="Table_20_Text">
      <style:text-properties officeooo:rsid="001408d1" officeooo:paragraph-rsid="001408d1"/>
    </style:style>
    <style:style style:name="P43" style:family="paragraph" style:parent-style-name="Table_20_Text">
      <style:text-properties officeooo:paragraph-rsid="001408d1"/>
    </style:style>
    <style:style style:name="P44" style:family="paragraph" style:parent-style-name="Table_20_Text">
      <style:text-properties officeooo:rsid="00156c57" officeooo:paragraph-rsid="00156c57"/>
    </style:style>
    <style:style style:name="P45" style:family="paragraph" style:parent-style-name="Table_20_Text">
      <style:text-properties officeooo:paragraph-rsid="001597d7"/>
    </style:style>
    <style:style style:name="P46" style:family="paragraph" style:parent-style-name="Table_20_Text">
      <style:text-properties officeooo:rsid="0016b3cf" officeooo:paragraph-rsid="0016b3cf"/>
    </style:style>
    <style:style style:name="P47" style:family="paragraph" style:parent-style-name="List_20_Bullet" style:list-style-name="WWNum6"/>
    <style:style style:name="P48" style:family="paragraph" style:parent-style-name="List_20_Bullet" style:list-style-name="">
      <style:paragraph-properties fo:margin-left="0.25in" fo:margin-right="0in" fo:text-indent="-0.25in" style:auto-text-indent="false"/>
      <style:text-properties style:font-name="Times New Roman" fo:font-size="12pt" style:font-size-asian="12pt" style:font-name-complex="Times New Roman1" style:font-size-complex="12pt"/>
    </style:style>
    <style:style style:name="P49" style:family="paragraph" style:parent-style-name="List_20_Bullet" style:list-style-name="">
      <style:paragraph-properties fo:margin-left="0.5in" fo:margin-right="0in" fo:text-indent="0in" style:auto-text-indent="false"/>
      <style:text-properties style:font-name="Times New Roman" fo:font-size="12pt" style:font-size-asian="12pt" style:font-name-complex="Times New Roman1" style:font-size-complex="12pt"/>
    </style:style>
    <style:style style:name="P50" style:family="paragraph" style:parent-style-name="List_20_Bullet" style:list-style-name="">
      <style:paragraph-properties fo:margin-left="0in" fo:margin-right="0in" fo:text-indent="0in" style:auto-text-indent="false"/>
    </style:style>
    <style:style style:name="P51" style:family="paragraph" style:parent-style-name="Contents_20_2">
      <style:paragraph-properties>
        <style:tab-stops>
          <style:tab-stop style:position="0.611in"/>
          <style:tab-stop style:position="6.5882in" style:type="right" style:leader-style="dotted" style:leader-text="."/>
        </style:tab-stops>
      </style:paragraph-properties>
    </style:style>
    <style:style style:name="T1" style:family="text">
      <style:text-properties style:font-name="Times New Roman"/>
    </style:style>
    <style:style style:name="T2" style:family="text">
      <style:text-properties style:font-name="Times New Roman" fo:font-size="12pt" style:font-size-asian="12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2pt" style:font-size-asian="12pt" style:font-name-complex="Times New Roman1" style:font-size-complex="12pt" fo:background-color="#ffff00"/>
    </style:style>
    <style:style style:name="T5" style:family="text">
      <style:text-properties style:font-name="Times New Roman" fo:font-size="12pt" officeooo:rsid="000a2bd6" style:font-size-asian="12pt" style:font-name-complex="Times New Roman1" style:font-size-complex="12pt" fo:background-color="#ffff00"/>
    </style:style>
    <style:style style:name="T6" style:family="text">
      <style:text-properties style:font-name="Times New Roman" fo:font-size="12pt" officeooo:rsid="00164390" style:font-size-asian="12pt" style:font-name-complex="Times New Roman1" style:font-size-complex="12pt" fo:background-color="#ffff00"/>
    </style:style>
    <style:style style:name="T7" style:family="text">
      <style:text-properties style:font-name="Times New Roman" fo:font-size="12pt" officeooo:rsid="000f3d3f" style:font-size-asian="12pt" style:font-name-complex="Times New Roman1"/>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12f8c2" style:font-size-asian="12pt" style:font-size-complex="12pt"/>
    </style:style>
    <style:style style:name="T10" style:family="text">
      <style:text-properties style:font-name="Times New Roman" fo:font-size="12pt" officeooo:rsid="001408d1" style:font-size-asian="12pt" style:font-size-complex="12pt"/>
    </style:style>
    <style:style style:name="T11" style:family="text">
      <style:text-properties style:font-name="Times New Roman" fo:font-size="12pt" officeooo:rsid="001597d7" style:font-size-asian="12pt" style:font-size-complex="12pt"/>
    </style:style>
    <style:style style:name="T12" style:family="text">
      <style:text-properties style:font-name="Times New Roman" fo:font-size="12pt" officeooo:rsid="00164390" style:font-size-asian="12pt" style:font-size-complex="12pt"/>
    </style:style>
    <style:style style:name="T13" style:family="text">
      <style:text-properties style:font-name="Times New Roman" fo:font-size="12pt" officeooo:rsid="001408d1" style:font-size-asian="12pt"/>
    </style:style>
    <style:style style:name="T14" style:family="text">
      <style:text-properties style:font-name="Times New Roman" fo:font-size="12pt" officeooo:rsid="001597d7" style:font-size-asian="12pt"/>
    </style:style>
    <style:style style:name="T15" style:family="text">
      <style:text-properties style:font-name="Times New Roman" fo:font-size="12pt" officeooo:rsid="00164390" style:font-size-asian="12pt"/>
    </style:style>
    <style:style style:name="T16" style:family="text">
      <style:text-properties style:font-name="Times New Roman" fo:font-size="12pt" officeooo:rsid="0016b3cf" style:font-size-asian="12pt"/>
    </style:style>
    <style:style style:name="T17" style:family="text">
      <style:text-properties style:font-name="Times New Roman" style:font-name-complex="Times New Roman1"/>
    </style:style>
    <style:style style:name="T18" style:family="text">
      <style:text-properties style:font-name="Times New Roman" style:font-name-complex="Times New Roman1" fo:background-color="#ffff00"/>
    </style:style>
    <style:style style:name="T19" style:family="text">
      <style:text-properties style:font-name="Times New Roman" officeooo:rsid="000f3d3f" style:font-name-complex="Times New Roman1"/>
    </style:style>
    <style:style style:name="T20" style:family="text">
      <style:text-properties style:font-name="Times New Roman" officeooo:rsid="0016b3cf" style:font-name-complex="Times New Roman1"/>
    </style:style>
    <style:style style:name="T21" style:family="text">
      <style:text-properties style:font-name="Times New Roman" officeooo:rsid="001408d1"/>
    </style:style>
    <style:style style:name="T22" style:family="text">
      <style:text-properties fo:font-size="12pt" fo:font-weight="bold" style:font-size-asian="12pt" style:font-weight-asian="bold" style:font-size-complex="12pt"/>
    </style:style>
    <style:style style:name="T23" style:family="text">
      <style:text-properties fo:font-size="12pt" style:font-size-asian="12pt" style:font-size-complex="12pt"/>
    </style:style>
    <style:style style:name="T24" style:family="text">
      <style:text-properties fo:font-size="12pt" style:font-size-asian="12pt" style:font-size-complex="12pt" fo:background-color="#ffff00"/>
    </style:style>
    <style:style style:name="T25" style:family="text">
      <style:text-properties fo:font-size="12pt" officeooo:rsid="000b2605" style:font-size-asian="12pt" style:font-size-complex="12pt"/>
    </style:style>
    <style:style style:name="T26" style:family="text">
      <style:text-properties fo:font-size="12pt" officeooo:rsid="001099b1" style:font-size-asian="12pt" style:font-size-complex="12pt"/>
    </style:style>
    <style:style style:name="T27" style:family="text">
      <style:text-properties fo:font-size="12pt" officeooo:rsid="00119497" style:font-size-asian="12pt" style:font-size-complex="12pt"/>
    </style:style>
    <style:style style:name="T28" style:family="text">
      <style:text-properties fo:font-size="12pt" officeooo:rsid="001408d1" style:font-size-asian="12pt" style:font-size-complex="12pt"/>
    </style:style>
    <style:style style:name="T29" style:family="text">
      <style:text-properties fo:font-size="12pt" officeooo:rsid="001597d7" style:font-size-asian="12pt" style:font-size-complex="12pt"/>
    </style:style>
    <style:style style:name="T30" style:family="text">
      <style:text-properties text:display="true"/>
    </style:style>
    <style:style style:name="T31" style:family="text">
      <style:text-properties style:font-name-asian="F"/>
    </style:style>
    <style:style style:name="T32" style:family="text">
      <style:text-properties style:font-name-asian="MS Mincho"/>
    </style:style>
    <style:style style:name="T33" style:family="text">
      <style:text-properties style:font-name-asian="MS Mincho" style:font-size-complex="12pt"/>
    </style:style>
    <style:style style:name="T34" style:family="text">
      <style:text-properties style:font-size-complex="12pt"/>
    </style:style>
    <style:style style:name="T35" style:family="text">
      <style:text-properties officeooo:rsid="000e6a25" style:font-size-complex="12pt"/>
    </style:style>
    <style:style style:name="T36" style:family="text">
      <style:text-properties fo:color="#000000" style:font-name="Times New Roman" fo:font-size="12pt" style:font-size-asian="12pt" style:font-name-complex="Times New Roman1" style:font-size-complex="12pt"/>
    </style:style>
    <style:style style:name="T37" style:family="text">
      <style:text-properties officeooo:rsid="000f3d3f"/>
    </style:style>
    <style:style style:name="T38" style:family="text">
      <style:text-properties officeooo:rsid="00156c57"/>
    </style:style>
    <style:style style:name="T39" style:family="text">
      <style:text-properties officeooo:rsid="001597d7"/>
    </style:style>
    <style:style style:name="T40" style:family="text">
      <style:text-properties officeooo:rsid="0016b3cf"/>
    </style:style>
    <style:style style:name="T41" style:family="text">
      <style:text-properties style:font-name="Calibri1" fo:font-size="12pt" style:font-size-asian="12pt"/>
    </style:style>
    <style:style style:name="T42" style:family="text">
      <style:text-properties style:font-name="Calibri1" fo:font-size="12pt" officeooo:rsid="001597d7" style:font-size-asian="12pt" style:font-size-complex="12pt"/>
    </style:style>
    <style:style style:name="T43" style:family="text">
      <style:text-properties style:font-name="Calibri1" fo:font-size="12pt" officeooo:rsid="0016b3cf" style:font-size-asian="12pt"/>
    </style:style>
    <style:style style:name="T44" style:family="text">
      <style:text-properties style:font-name="Calibri1" fo:font-size="12pt" officeooo:rsid="001597d7" style:font-size-asian="12pt"/>
    </style:style>
    <style:style style:name="T45" style:family="text">
      <style:text-properties style:font-name="Calibri1" officeooo:rsid="0016b3cf"/>
    </style:style>
    <style:style style:name="T46" style:family="text">
      <style:text-properties style:font-name="Calibri1" fo:font-size="11pt" style:font-size-asian="11pt" style:font-size-complex="11pt"/>
    </style:style>
    <style:style style:name="T47" style:family="text">
      <style:text-properties style:font-name="Calibri1" fo:font-size="11pt" officeooo:rsid="001597d7" style:font-size-asian="11pt" style:font-size-complex="11pt"/>
    </style:style>
    <style:style style:name="T48" style:family="text">
      <style:text-properties style:font-name="Calibri1" fo:font-size="11pt" officeooo:rsid="0016b3cf" style:font-size-asian="11pt" style:font-size-complex="11pt"/>
    </style:style>
    <style:style style:name="T49" style:family="text">
      <style:text-properties officeooo:rsid="00172d22"/>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5"/>
      <text:h text:style-name="Title" text:outline-level="1"><text:bookmark-start text:name="_Toc475832315"/><text:bookmark-start text:name="_Toc1859473"/><text:span text:style-name="T3">Laboratory Assignment AND Assessment Requirements Specification</text:span><text:bookmark-end text:name="_Toc475832315"/><text:bookmark-end text:name="_Toc1859473"/></text:h>
      <text:h text:style-name="Title" text:outline-level="1"><text:bookmark-start text:name="_Toc475832316"/><text:bookmark-start text:name="_Toc1859474"/><text:span text:style-name="T3">Version 1.0</text:span><text:bookmark-end text:name="_Toc475832316"/><text:bookmark-end text:name="_Toc1859474"/></text:h>
      <text:h text:style-name="Title" text:outline-level="1"><text:span text:style-name="T6">8th</text:span><text:bookmark-start text:name="_Toc475832317"/><text:bookmark-start text:name="_Toc1859475"/><text:span text:style-name="T4"> </text:span><text:span text:style-name="T6">March</text:span><text:span text:style-name="T4">, 20</text:span><text:bookmark-end text:name="_Toc475832317"/><text:bookmark-end text:name="_Toc1859475"/><text:span text:style-name="T6">20</text:span></text:h>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h text:style-name="P28" text:outline-level="1"/>
      <text:p text:style-name="P7"><text:span text:style-name="T3">Developed by: </text:span></text:p>
      <text:p text:style-name="P16"><text:span text:style-name="T4">Adascalitei Alexandru, Bodea Adonis</text:span></text:p>
      <text:p text:style-name="P15"><text:span text:style-name="T4">93</text:span><text:span text:style-name="T5">1</text:span><text:span text:style-name="T4">,</text:span></text:p>
      <text:p text:style-name="P8"><text:span text:style-name="T3">Version History</text:span></text:p>
      <text:p text:style-name="P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2"><text:span text:style-name="T22">Version</text:span></text:p>
          </table:table-cell>
          <table:table-cell table:style-name="Table1.A1" office:value-type="string">
            <text:p text:style-name="P32"><text:span text:style-name="T22">Description of Change</text:span></text:p>
          </table:table-cell>
          <table:table-cell table:style-name="Table1.A1" office:value-type="string">
            <text:p text:style-name="P32"><text:span text:style-name="T22">Author</text:span></text:p>
          </table:table-cell>
          <table:table-cell table:style-name="Table1.A1" office:value-type="string">
            <text:p text:style-name="P32"><text:span text:style-name="T22">Date</text:span></text:p>
          </table:table-cell>
        </table:table-row>
        <table:table-row table:style-name="Table1.2">
          <table:table-cell table:style-name="Table1.A2" office:value-type="string">
            <text:p text:style-name="Table_20_Text"><text:span text:style-name="T24">V01</text:span></text:p>
          </table:table-cell>
          <table:table-cell table:style-name="Table1.B2" office:value-type="string">
            <text:p text:style-name="Table_20_Text"><text:span text:style-name="T24">Initial/Modification of document</text:span></text:p>
          </table:table-cell>
          <table:table-cell table:style-name="Table1.C2" office:value-type="string">
            <text:p text:style-name="P9"><text:span text:style-name="T4">Adascalitei Alexandru, Bodea Adonis</text:span></text:p>
            <text:p text:style-name="P34"/>
          </table:table-cell>
          <table:table-cell table:style-name="Table1.D2" office:value-type="string">
            <text:p text:style-name="P39"><text:span text:style-name="T24">07.03.2020</text:span></text:p>
          </table:table-cell>
        </table:table-row>
        <table:table-row table:style-name="Table1.3">
          <table:table-cell table:style-name="Table1.A3" office:value-type="string">
            <text:p text:style-name="Table_20_Text"><text:span text:style-name="T23">V02</text:span></text:p>
          </table:table-cell>
          <table:table-cell table:style-name="Table1.B3" office:value-type="string">
            <text:p text:style-name="Table_20_Text"><text:span text:style-name="T23">Completion of document</text:span></text:p>
          </table:table-cell>
          <table:table-cell table:style-name="Table1.C3" office:value-type="string">
            <text:p text:style-name="P9">Adascalitei Alexandru, Bodea Adonis</text:p>
            <text:p text:style-name="P33"/>
          </table:table-cell>
          <table:table-cell table:style-name="Table1.D3" office:value-type="string">
            <text:p text:style-name="P39"><text:span text:style-name="T23">0</text:span><text:span text:style-name="T25">8</text:span><text:span text:style-name="T23">.03.2020</text:span></text:p>
          </table:table-cell>
        </table:table-row>
      </table:table>
      <text:p text:style-name="P1"/>
      <text:p text:style-name="P3"/>
      <text:p text:style-name="P3"><text:soft-page-break/></text:p>
      <text:p text:style-name="P27">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a xlink:type="simple" xlink:href="#_Toc1859473" text:style-name="Index_20_Link" text:visited-style-name="Index_20_Link"><text:span text:style-name="T17">Laboratory Assignment AND Assessment Requirements Specification</text:span></text:a><text:a xlink:type="simple" xlink:href="#_Toc1859473" text:style-name="Index_20_Link" text:visited-style-name="Index_20_Link"><text:span text:style-name="T30"><text:tab/>1</text:span></text:a></text:p>
          <text:p text:style-name="P25"><text:a xlink:type="simple" xlink:href="#_Toc1859474" text:style-name="Index_20_Link" text:visited-style-name="Index_20_Link"><text:span text:style-name="T17">Version 1.0</text:span></text:a><text:a xlink:type="simple" xlink:href="#_Toc1859474" text:style-name="Index_20_Link" text:visited-style-name="Index_20_Link"><text:span text:style-name="T30"><text:tab/>1</text:span></text:a></text:p>
          <text:p text:style-name="P25"><text:a xlink:type="simple" xlink:href="#_Toc1859475" text:style-name="Index_20_Link" text:visited-style-name="Index_20_Link"><text:span text:style-name="T18">25 February, 201</text:span></text:a><text:a xlink:type="simple" xlink:href="#_Toc1859475" text:style-name="Index_20_Link" text:visited-style-name="Index_20_Link"><text:span text:style-name="T17">9</text:span></text:a><text:a xlink:type="simple" xlink:href="#_Toc1859475" text:style-name="Index_20_Link" text:visited-style-name="Index_20_Link"><text:span text:style-name="T30"><text:tab/>1</text:span></text:a></text:p>
          <text:p text:style-name="P26"><text:a xlink:type="simple" xlink:href="#_Toc1859476" text:style-name="Index_20_Link" text:visited-style-name="Index_20_Link">1.</text:a><text:a xlink:type="simple" xlink:href="#_Toc1859476" text:style-name="Index_20_Link" text:visited-style-name="Index_20_Link"><text:span text:style-name="T31"><text:tab/></text:span></text:a><text:a xlink:type="simple" xlink:href="#_Toc1859476" text:style-name="Index_20_Link" text:visited-style-name="Index_20_Link">Introduction</text:a><text:a xlink:type="simple" xlink:href="#_Toc1859476" text:style-name="Index_20_Link" text:visited-style-name="Index_20_Link"><text:span text:style-name="T30"><text:tab/>3</text:span></text:a></text:p>
          <text:p text:style-name="P51"><text:a xlink:type="simple" xlink:href="#_Toc1859477" text:style-name="Index_20_Link" text:visited-style-name="Index_20_Link">1.1.</text:a><text:a xlink:type="simple" xlink:href="#_Toc1859477" text:style-name="Index_20_Link" text:visited-style-name="Index_20_Link"><text:span text:style-name="T31"><text:tab/></text:span></text:a><text:a xlink:type="simple" xlink:href="#_Toc1859477" text:style-name="Index_20_Link" text:visited-style-name="Index_20_Link">Purpose</text:a><text:a xlink:type="simple" xlink:href="#_Toc1859477" text:style-name="Index_20_Link" text:visited-style-name="Index_20_Link"><text:span text:style-name="T30"><text:tab/>3</text:span></text:a></text:p>
          <text:p text:style-name="P51"><text:a xlink:type="simple" xlink:href="#_Toc1859478" text:style-name="Index_20_Link" text:visited-style-name="Index_20_Link">1.2.</text:a><text:a xlink:type="simple" xlink:href="#_Toc1859478" text:style-name="Index_20_Link" text:visited-style-name="Index_20_Link"><text:span text:style-name="T31"><text:tab/></text:span></text:a><text:a xlink:type="simple" xlink:href="#_Toc1859478" text:style-name="Index_20_Link" text:visited-style-name="Index_20_Link">Scope</text:a><text:a xlink:type="simple" xlink:href="#_Toc1859478" text:style-name="Index_20_Link" text:visited-style-name="Index_20_Link"><text:span text:style-name="T30"><text:tab/>3</text:span></text:a></text:p>
          <text:p text:style-name="P51"><text:a xlink:type="simple" xlink:href="#_Toc1859479" text:style-name="Index_20_Link" text:visited-style-name="Index_20_Link">1.3.</text:a><text:a xlink:type="simple" xlink:href="#_Toc1859479" text:style-name="Index_20_Link" text:visited-style-name="Index_20_Link"><text:span text:style-name="T31"><text:tab/></text:span></text:a><text:a xlink:type="simple" xlink:href="#_Toc1859479" text:style-name="Index_20_Link" text:visited-style-name="Index_20_Link">Definitions, Acronyms, and Abbreviations</text:a><text:a xlink:type="simple" xlink:href="#_Toc1859479" text:style-name="Index_20_Link" text:visited-style-name="Index_20_Link"><text:span text:style-name="T30"><text:tab/>3</text:span></text:a></text:p>
          <text:p text:style-name="P51"><text:a xlink:type="simple" xlink:href="#_Toc1859480" text:style-name="Index_20_Link" text:visited-style-name="Index_20_Link">1.4.</text:a><text:a xlink:type="simple" xlink:href="#_Toc1859480" text:style-name="Index_20_Link" text:visited-style-name="Index_20_Link"><text:span text:style-name="T31"><text:tab/></text:span></text:a><text:a xlink:type="simple" xlink:href="#_Toc1859480" text:style-name="Index_20_Link" text:visited-style-name="Index_20_Link">Document Overview</text:a><text:a xlink:type="simple" xlink:href="#_Toc1859480" text:style-name="Index_20_Link" text:visited-style-name="Index_20_Link"><text:span text:style-name="T30"><text:tab/>3</text:span></text:a></text:p>
          <text:p text:style-name="P26"><text:a xlink:type="simple" xlink:href="#_Toc1859481" text:style-name="Index_20_Link" text:visited-style-name="Index_20_Link">2.</text:a><text:a xlink:type="simple" xlink:href="#_Toc1859481" text:style-name="Index_20_Link" text:visited-style-name="Index_20_Link"><text:span text:style-name="T31"><text:tab/></text:span></text:a><text:a xlink:type="simple" xlink:href="#_Toc1859481" text:style-name="Index_20_Link" text:visited-style-name="Index_20_Link">Product/Service Description</text:a><text:a xlink:type="simple" xlink:href="#_Toc1859481" text:style-name="Index_20_Link" text:visited-style-name="Index_20_Link"><text:span text:style-name="T30"><text:tab/>3</text:span></text:a></text:p>
          <text:p text:style-name="P51"><text:a xlink:type="simple" xlink:href="#_Toc1859482" text:style-name="Index_20_Link" text:visited-style-name="Index_20_Link">2.1.</text:a><text:a xlink:type="simple" xlink:href="#_Toc1859482" text:style-name="Index_20_Link" text:visited-style-name="Index_20_Link"><text:span text:style-name="T31"><text:tab/></text:span></text:a><text:a xlink:type="simple" xlink:href="#_Toc1859482" text:style-name="Index_20_Link" text:visited-style-name="Index_20_Link">Product Context</text:a><text:a xlink:type="simple" xlink:href="#_Toc1859482" text:style-name="Index_20_Link" text:visited-style-name="Index_20_Link"><text:span text:style-name="T30"><text:tab/>3</text:span></text:a></text:p>
          <text:p text:style-name="P51"><text:a xlink:type="simple" xlink:href="#_Toc1859483" text:style-name="Index_20_Link" text:visited-style-name="Index_20_Link">2.2.</text:a><text:a xlink:type="simple" xlink:href="#_Toc1859483" text:style-name="Index_20_Link" text:visited-style-name="Index_20_Link"><text:span text:style-name="T31"><text:tab/></text:span></text:a><text:a xlink:type="simple" xlink:href="#_Toc1859483" text:style-name="Index_20_Link" text:visited-style-name="Index_20_Link">User Characteristics</text:a><text:a xlink:type="simple" xlink:href="#_Toc1859483" text:style-name="Index_20_Link" text:visited-style-name="Index_20_Link"><text:span text:style-name="T30"><text:tab/>3</text:span></text:a></text:p>
          <text:p text:style-name="P26"><text:a xlink:type="simple" xlink:href="#_Toc1859484" text:style-name="Index_20_Link" text:visited-style-name="Index_20_Link">3.</text:a><text:a xlink:type="simple" xlink:href="#_Toc1859484" text:style-name="Index_20_Link" text:visited-style-name="Index_20_Link"><text:span text:style-name="T31"><text:tab/></text:span></text:a><text:a xlink:type="simple" xlink:href="#_Toc1859484" text:style-name="Index_20_Link" text:visited-style-name="Index_20_Link">Requirements</text:a><text:a xlink:type="simple" xlink:href="#_Toc1859484" text:style-name="Index_20_Link" text:visited-style-name="Index_20_Link"><text:span text:style-name="T30"><text:tab/>3</text:span></text:a></text:p>
          <text:p text:style-name="P51"><text:a xlink:type="simple" xlink:href="#_Toc1859485" text:style-name="Index_20_Link" text:visited-style-name="Index_20_Link">3.1.</text:a><text:a xlink:type="simple" xlink:href="#_Toc1859485" text:style-name="Index_20_Link" text:visited-style-name="Index_20_Link"><text:span text:style-name="T31"><text:tab/></text:span></text:a><text:a xlink:type="simple" xlink:href="#_Toc1859485" text:style-name="Index_20_Link" text:visited-style-name="Index_20_Link">Functional Requirements</text:a><text:a xlink:type="simple" xlink:href="#_Toc1859485" text:style-name="Index_20_Link" text:visited-style-name="Index_20_Link"><text:span text:style-name="T30"><text:tab/>4</text:span></text:a></text:p>
          <text:p text:style-name="P51"><text:a xlink:type="simple" xlink:href="#_Toc1859486" text:style-name="Index_20_Link" text:visited-style-name="Index_20_Link">3.2.</text:a><text:a xlink:type="simple" xlink:href="#_Toc1859486" text:style-name="Index_20_Link" text:visited-style-name="Index_20_Link"><text:span text:style-name="T31"><text:tab/></text:span></text:a><text:a xlink:type="simple" xlink:href="#_Toc1859486" text:style-name="Index_20_Link" text:visited-style-name="Index_20_Link">User Interface Requirements</text:a><text:a xlink:type="simple" xlink:href="#_Toc1859486" text:style-name="Index_20_Link" text:visited-style-name="Index_20_Link"><text:span text:style-name="T30"><text:tab/>4</text:span></text:a></text:p>
          <text:p text:style-name="P51"><text:a xlink:type="simple" xlink:href="#_Toc1859487" text:style-name="Index_20_Link" text:visited-style-name="Index_20_Link"><text:span text:style-name="T32">3.3.</text:span></text:a><text:a xlink:type="simple" xlink:href="#_Toc1859487" text:style-name="Index_20_Link" text:visited-style-name="Index_20_Link"><text:span text:style-name="T31"><text:tab/></text:span></text:a><text:a xlink:type="simple" xlink:href="#_Toc1859487" text:style-name="Index_20_Link" text:visited-style-name="Index_20_Link"><text:span text:style-name="T32">Usability</text:span></text:a><text:a xlink:type="simple" xlink:href="#_Toc1859487" text:style-name="Index_20_Link" text:visited-style-name="Index_20_Link"><text:span text:style-name="T30"><text:tab/>4</text:span></text:a></text:p>
          <text:p text:style-name="P51"><text:a xlink:type="simple" xlink:href="#_Toc1859488" text:style-name="Index_20_Link" text:visited-style-name="Index_20_Link">3.4.</text:a><text:a xlink:type="simple" xlink:href="#_Toc1859488" text:style-name="Index_20_Link" text:visited-style-name="Index_20_Link"><text:span text:style-name="T31"><text:tab/></text:span></text:a><text:a xlink:type="simple" xlink:href="#_Toc1859488" text:style-name="Index_20_Link" text:visited-style-name="Index_20_Link">Data Management</text:a><text:a xlink:type="simple" xlink:href="#_Toc1859488" text:style-name="Index_20_Link" text:visited-style-name="Index_20_Link"><text:span text:style-name="T30"><text:tab/>4</text:span></text:a></text:p>
          <text:p text:style-name="P26"><text:a xlink:type="simple" xlink:href="#_Toc1859489" text:style-name="Index_20_Link" text:visited-style-name="Index_20_Link">4.</text:a><text:a xlink:type="simple" xlink:href="#_Toc1859489" text:style-name="Index_20_Link" text:visited-style-name="Index_20_Link"><text:span text:style-name="T31"><text:tab/></text:span></text:a><text:a xlink:type="simple" xlink:href="#_Toc1859489" text:style-name="Index_20_Link" text:visited-style-name="Index_20_Link">User Scenarios/Use Cases</text:a><text:a xlink:type="simple" xlink:href="#_Toc1859489" text:style-name="Index_20_Link" text:visited-style-name="Index_20_Link"><text:span text:style-name="T30"><text:tab/>4</text:span></text:a></text:p>
          <text:p text:style-name="Standard"/>
        </text:index-body>
      </text:table-of-content>
      <text:p text:style-name="P3"/>
      <text:p text:style-name="P3"/>
      <text:p text:style-name="P3"/>
      <text:p text:style-name="P3"/>
      <text:p text:style-name="P3"/>
      <text:p text:style-name="P3"/>
      <text:p text:style-name="P3"/>
      <text:p text:style-name="P3"/>
      <text:p text:style-name="P3"/>
      <text:p text:style-name="P3"/>
      <text:p text:style-name="P3"><text:soft-page-break/></text:p>
      <text:list xml:id="list3477468996" text:style-name="WWNum11">
        <text:list-item>
          <text:h text:style-name="P29" text:outline-level="1"><text:bookmark-start text:name="_Toc475832318"/><text:bookmark-start text:name="_Toc1859476"/><text:span text:style-name="T34">Introduction</text:span><text:bookmark-end text:name="_Toc475832318"/><text:bookmark-end text:name="_Toc1859476"/></text:h>
        </text:list-item>
      </text:list>
      <text:p text:style-name="Text_20_body"><text:span text:style-name="T34">The application is written in Java and is designated </text:span><text:span text:style-name="T35">for </text:span><text:span text:style-name="T8">teachers</text:span><text:span text:style-name="T2">.</text:span></text:p>
      <text:list xml:id="list181430818471715" text:continue-numbering="true" text:style-name="WWNum11">
        <text:list-item>
          <text:list>
            <text:list-item>
              <text:h text:style-name="P23" text:outline-level="2"><text:bookmark-start text:name="_Toc475832319"/><text:bookmark-start text:name="_Toc1859477"/><text:span text:style-name="T34">Purpose</text:span><text:bookmark-end text:name="_Toc475832319"/><text:bookmark-end text:name="_Toc1859477"/></text:h>
            </text:list-item>
          </text:list>
        </text:list-item>
      </text:list>
      <text:p text:style-name="P12">The application allows the user to <text:span text:style-name="T8">monitor the assignment and assessment </text:span><text:span text:style-name="T12">of laboratories</text:span><text:span text:style-name="T8"> </text:span><text:span text:style-name="T12">for</text:span><text:span text:style-name="T8"> the MAP </text:span><text:span text:style-name="T2">discipline </text:span><text:span text:style-name="T15">at the </text:span><text:span text:style-name="T7">faculty of Mathematics and Computer Science from BBU.</text:span></text:p>
      <text:list xml:id="list181431062956282" text:continue-numbering="true" text:style-name="WWNum11">
        <text:list-item>
          <text:list>
            <text:list-item>
              <text:h text:style-name="P23" text:outline-level="2"><text:bookmark-start text:name="_Toc475832320"/><text:bookmark-start text:name="_Toc1859478"/><text:span text:style-name="T34">Scope</text:span><text:bookmark-end text:name="_Toc475832320"/><text:bookmark-end text:name="_Toc1859478"/></text:h>
            </text:list-item>
          </text:list>
        </text:list-item>
      </text:list>
      <text:p text:style-name="Text_20_body"><text:bookmark-start text:name="_Toc10010906"/><text:bookmark-start text:name="_Toc143150777"/><text:span text:style-name="T34">The scope of the document is to give information about the system: regarding the users, functionalities, purpose, usability, data management and user scenarios.</text:span></text:p>
      <text:list xml:id="list181430994063038" text:continue-numbering="true" text:style-name="WWNum11">
        <text:list-item>
          <text:list>
            <text:list-item>
              <text:h text:style-name="P23" text:outline-level="2"><text:span text:style-name="T34"><text:s/></text:span><text:bookmark-start text:name="_Toc1859479"/><text:bookmark-start text:name="_Toc475832321"/><text:span text:style-name="T34">Definitions, Acronyms, and Abbreviatio</text:span><text:bookmark-end text:name="_Toc475832321"/><text:span text:style-name="T34">ns</text:span><text:bookmark-end text:name="_Toc1859479"/></text:h>
            </text:list-item>
          </text:list>
        </text:list-item>
      </text:list>
      <text:p text:style-name="P10">CRUD – CREATE, READ, UPDATE, DELETE</text:p>
      <text:list xml:id="list181430765781147" text:continue-numbering="true" text:style-name="WWNum11">
        <text:list-item>
          <text:list>
            <text:list-item>
              <text:h text:style-name="P23" text:outline-level="2"><text:span text:style-name="T34"><text:s/></text:span><text:bookmark-start text:name="_Toc1859480"/><text:bookmark-start text:name="_Toc475832322"/><text:span text:style-name="T34">Document Overview</text:span><text:bookmark-end text:name="_Toc1859480"/><text:bookmark-end text:name="_Toc475832322"/><text:bookmark-end text:name="_Toc10010906"/><text:bookmark-end text:name="_Toc143150777"/></text:h>
            </text:list-item>
          </text:list>
        </text:list-item>
      </text:list>
      <text:p text:style-name="Text_20_body"><text:span text:style-name="T34">The document is organized in chapters and subchapters describing the general purpose and scope of the document, the product description and requirements such as functional and user interface requirements.</text:span></text:p>
      <text:p text:style-name="Text_20_body"><text:span text:style-name="T34"/></text:p>
      <text:list xml:id="list575380627" text:style-name="WWNum10">
        <text:list-item>
          <text:h text:style-name="P30" text:outline-level="1"><text:bookmark-start text:name="_Toc191724233"/><text:bookmark-start text:name="_Toc1859481"/><text:bookmark-start text:name="_Toc475832323"/><text:span text:style-name="T34">Product/Service Description</text:span><text:bookmark-end text:name="_Toc191724233"/><text:bookmark-end text:name="_Toc1859481"/><text:bookmark-end text:name="_Toc475832323"/></text:h>
        </text:list-item>
      </text:list>
      <text:p text:style-name="P18">The application allows the user to <text:span text:style-name="T8">monitor the assignment and assessment </text:span><text:span text:style-name="T12">of laboratories</text:span><text:span text:style-name="T8"> </text:span><text:span text:style-name="T12">for</text:span><text:span text:style-name="T8"> the MAP </text:span><text:span text:style-name="T2">discipline </text:span><text:span text:style-name="T15">at the </text:span><text:span text:style-name="T7">faculty of Mathematics and Computer Science from BBU.</text:span></text:p>
      <text:list xml:id="list181431980358273" text:continue-numbering="true" text:style-name="WWNum10">
        <text:list-item>
          <text:list>
            <text:list-item>
              <text:h text:style-name="P24" text:outline-level="2"><text:bookmark-start text:name="_Ref160248143"/><text:bookmark-start text:name="_Toc1859482"/><text:bookmark-start text:name="_Toc475832324"/><text:bookmark-start text:name="_Toc191724234"/><text:bookmark-start text:name="_Ref160248157"/><text:span text:style-name="T34">Product </text:span><text:bookmark-end text:name="_Ref160248143"/><text:bookmark-end text:name="_Ref160248157"/><text:span text:style-name="T34">Context</text:span><text:bookmark-end text:name="_Toc1859482"/><text:bookmark-end text:name="_Toc475832324"/><text:bookmark-end text:name="_Toc191724234"/></text:h>
            </text:list-item>
          </text:list>
        </text:list-item>
      </text:list>
      <text:p text:style-name="Text_20_body"><text:span text:style-name="T34">The product is independent.</text:span></text:p>
      <text:list xml:id="list181430421824794" text:continue-numbering="true" text:style-name="WWNum10">
        <text:list-item>
          <text:list>
            <text:list-item>
              <text:h text:style-name="P24" text:outline-level="2"><text:bookmark-start text:name="_Toc191724235"/><text:bookmark-start text:name="_Toc1859483"/><text:bookmark-start text:name="_Toc475832325"/><text:span text:style-name="T34">User Characteristics</text:span><text:bookmark-end text:name="_Toc191724235"/><text:bookmark-end text:name="_Toc1859483"/><text:bookmark-end text:name="_Toc475832325"/></text:h>
            </text:list-item>
          </text:list>
        </text:list-item>
      </text:list>
      <text:p text:style-name="Standard">Users that will be using this product are <text:span text:style-name="T37">the</text:span> <text:span text:style-name="T19">teachers </text:span><text:span text:style-name="T20">and the students</text:span><text:span text:style-name="T19"> from the faculty of Mathematics and Computer Science from BBU who teach the MAP discipline</text:span></text:p>
      <text:list xml:id="list181431663632728" text:continue-numbering="true" text:style-name="WWNum10">
        <text:list-item>
          <text:h text:style-name="P31" text:outline-level="1"><text:bookmark-start text:name="_Toc475832326"/><text:bookmark-start text:name="_Toc143150779"/><text:bookmark-start text:name="_Toc10010908"/><text:bookmark-start text:name="_Toc1859484"/><text:span text:style-name="T34">Requirements</text:span><text:bookmark-end text:name="_Toc475832326"/><text:bookmark-end text:name="_Toc1859484"/><text:span text:style-name="T34"> </text:span><text:bookmark-end text:name="_Toc143150779"/><text:bookmark-end text:name="_Toc10010908"/></text:h>
        </text:list-item>
      </text:list>
      <text:p text:style-name="P48"/>
      <text:p text:style-name="P50"><text:span text:style-name="T3">Add here the requirements from the “initial” requirement document and details about each identified requirement.</text:span></text:p>
      <text:p text:style-name="P49"/>
      <text:list xml:id="list181432263129549" text:continue-numbering="true" text:style-name="WWNum10">
        <text:list-item>
          <text:list>
            <text:list-item>
              <text:h text:style-name="P24" text:outline-level="2"><text:bookmark-start text:name="_Toc143150784"/><text:bookmark-start text:name="_Toc12411481"/><text:bookmark-start text:name="_Toc12350055"/><text:bookmark-start text:name="_Toc10010913"/><text:span text:style-name="T34"><text:s/></text:span><text:bookmark-start text:name="_Toc1859485"/><text:bookmark-start text:name="_Toc475832327"/><text:span text:style-name="T34">Functional Requirements</text:span><text:bookmark-end text:name="_Toc143150784"/><text:bookmark-end text:name="_Toc12411481"/><text:bookmark-end text:name="_Toc12350055"/><text:bookmark-end text:name="_Toc10010913"/><text:bookmark-end text:name="_Toc1859485"/><text:bookmark-end text:name="_Toc475832327"/></text:h>
            </text:list-item>
          </text:list>
        </text:list-item>
      </text:list>
      <text:p text:style-name="Text_20_body"><text:span text:style-name="T34">List the functional requirements (FR) of the system.</text:span></text:p>
      <table:table table:name="Table2" table:style-name="Table2">
        <table:table-column table:style-name="Table2.A"/>
        <table:table-column table:style-name="Table2.B"/>
        <table:table-header-rows>
          <text:soft-page-break/>
          <table:table-row table:style-name="Table2.1">
            <table:table-cell table:style-name="Table2.A1" office:value-type="string">
              <text:p text:style-name="Table_20_Text"><text:span text:style-name="T23">Section/ Requirement ID </text:span></text:p>
            </table:table-cell>
            <table:table-cell table:style-name="Table2.B1" office:value-type="string">
              <text:p text:style-name="Table_20_Text"><text:span text:style-name="T23">Requirement Definition</text:span></text:p>
            </table:table-cell>
          </table:table-row>
        </table:table-header-rows>
        <table:table-row table:style-name="Table2.1">
          <table:table-cell table:style-name="Table2.A2" office:value-type="string">
            <text:p text:style-name="Table_20_Text"><text:span text:style-name="T23">FR 1.0.</text:span></text:p>
          </table:table-cell>
          <table:table-cell table:style-name="Table2.B2" office:value-type="string">
            <text:p text:style-name="P35">CRUD operations for the Student entity.</text:p>
          </table:table-cell>
        </table:table-row>
        <table:table-row table:style-name="Table2.1">
          <table:table-cell table:style-name="Table2.A3" office:value-type="string">
            <text:p text:style-name="Table_20_Text"><text:span text:style-name="T23">FR </text:span><text:span text:style-name="T27">2</text:span><text:span text:style-name="T26">.</text:span><text:span text:style-name="T27">0</text:span><text:span text:style-name="T26">.</text:span></text:p>
          </table:table-cell>
          <table:table-cell table:style-name="Table2.B3" office:value-type="string">
            <text:p text:style-name="P36">Create a laboratory theme entity.</text:p>
          </table:table-cell>
        </table:table-row>
        <table:table-row table:style-name="Table2.1">
          <table:table-cell table:style-name="Table2.A4" office:value-type="string">
            <text:p text:style-name="Table_20_Text"><text:span text:style-name="T23">FR </text:span><text:span text:style-name="T26">3</text:span><text:span text:style-name="T23">.0.</text:span></text:p>
          </table:table-cell>
          <table:table-cell table:style-name="Table2.B4" office:value-type="string">
            <text:p text:style-name="P36">Update the deadline of existing laboratory theme entity (Available if the current week number is less than or equal to the sum of the week number of the assignment deadline and the number of weeks with which the deadline to be extended). </text:p>
          </table:table-cell>
        </table:table-row>
        <table:table-row table:style-name="Table2.1">
          <table:table-cell table:style-name="Table2.A13" office:value-type="string">
            <text:p text:style-name="P46">FR 4.0.</text:p>
          </table:table-cell>
          <table:table-cell table:style-name="Table2.B13" office:value-type="string">
            <text:p text:style-name="P11"><text:span text:style-name="T9">When adding a new laboratory theme, as well as modifying the delivery date of a theme, all </text:span><text:span text:style-name="T2">students will be notified by email. </text:span></text:p>
          </table:table-cell>
        </table:table-row>
        <table:table-row table:style-name="Table2.1">
          <table:table-cell table:style-name="Table2.A13" office:value-type="string">
            <text:p text:style-name="P46">FR 4.1.</text:p>
          </table:table-cell>
          <table:table-cell table:style-name="Table2.B13" office:value-type="string">
            <text:p text:style-name="P13"><text:span text:style-name="T2">The app</text:span><text:span text:style-name="T16">lication</text:span><text:span text:style-name="T2"> will offer the ability to unsubscribe from these </text:span><text:span text:style-name="T9">notifications.</text:span></text:p>
          </table:table-cell>
        </table:table-row>
        <table:table-row table:style-name="Table2.1">
          <table:table-cell table:style-name="Table2.A13" office:value-type="string">
            <text:p text:style-name="P40">FR <text:span text:style-name="T40">5</text:span>.0.</text:p>
          </table:table-cell>
          <table:table-cell table:style-name="Table2.B13" office:value-type="string">
            <text:p text:style-name="P37">Create a grade entity for a student at a laboratory theme.</text:p>
          </table:table-cell>
        </table:table-row>
        <table:table-row table:style-name="Table2.1">
          <table:table-cell table:style-name="Table2.A13" office:value-type="string">
            <text:p text:style-name="P41">FR <text:span text:style-name="T40">5</text:span>.1.</text:p>
          </table:table-cell>
          <table:table-cell table:style-name="Table2.B13" office:value-type="string">
            <text:p text:style-name="P37">A student has exactly one grade for a laboratory theme.</text:p>
          </table:table-cell>
        </table:table-row>
        <table:table-row table:style-name="Table2.1">
          <table:table-cell table:style-name="Table2.A13" office:value-type="string">
            <text:p text:style-name="P41">FR <text:span text:style-name="T40">5</text:span>.2.</text:p>
          </table:table-cell>
          <table:table-cell table:style-name="Table2.B13" office:value-type="string">
            <text:p text:style-name="P37">Any deduction due to delays in the delivery of a theme is automatically computed.</text:p>
          </table:table-cell>
        </table:table-row>
        <table:table-row table:style-name="Table2.1">
          <table:table-cell table:style-name="Table2.A13" office:value-type="string">
            <text:p text:style-name="P44">FR <text:span text:style-name="T40">5</text:span>.3.</text:p>
          </table:table-cell>
          <table:table-cell table:style-name="Table2.B13" office:value-type="string">
            <text:p text:style-name="P38">The deduction due to delays is not to be considered if the student presents a medical motivation.</text:p>
          </table:table-cell>
        </table:table-row>
        <table:table-row table:style-name="Table2.1">
          <table:table-cell table:style-name="Table2.A13" office:value-type="string">
            <text:p text:style-name="P41">FR <text:span text:style-name="T40">5</text:span>.<text:span text:style-name="T38">4</text:span>.</text:p>
          </table:table-cell>
          <table:table-cell table:style-name="Table2.B13" office:value-type="string">
            <text:p text:style-name="P37">The information is saved in a file, with the name of the form “StudentName.txt”, as an entry of the form:</text:p>
            <text:p text:style-name="P20"><text:span text:style-name="T1">"Theme:" ThemeID, </text:span></text:p>
            <text:p text:style-name="P20"><text:span text:style-name="T1">“</text:span><text:span text:style-name="T21">Grade:” Grade of the student for this theme</text:span></text:p>
            <text:p text:style-name="P20"><text:span text:style-name="T21">"Delivered in the week:" Number of the week in which the assignment was a delivered</text:span></text:p>
            <text:p text:style-name="P21"><text:span text:style-name="T2">"Deadline:" </text:span><text:span text:style-name="T13">The deadline week of this theme</text:span></text:p>
            <text:p text:style-name="P6"><text:span text:style-name="T2">"Feedback:" feedback, suggestions, and explanations in connection with the</text:span><text:span text:style-name="T9"> </text:span><text:span text:style-name="T10">grade</text:span></text:p>
          </table:table-cell>
        </table:table-row>
        <table:table-row table:style-name="Table2.1">
          <table:table-cell table:style-name="Table2.A13" office:value-type="string">
            <text:p text:style-name="P42">FR <text:span text:style-name="T40">6</text:span>.0.</text:p>
          </table:table-cell>
          <table:table-cell table:style-name="Table2.B13" office:value-type="string">
            <text:p text:style-name="P43"><text:span text:style-name="T28">The NameStudent.txt file content will be emailed to the student weekly, </text:span><text:span text:style-name="T2">with the</text:span></text:p>
            <text:p text:style-name="P43"><text:span text:style-name="T2">subject "Feedback laboratory MAP"</text:span><text:span text:style-name="T28"> </text:span></text:p>
          </table:table-cell>
        </table:table-row>
        <table:table-row table:style-name="Table2.1">
          <table:table-cell table:style-name="Table2.A13" office:value-type="string">
            <text:p text:style-name="P44">FR <text:span text:style-name="T40">7</text:span>.0.</text:p>
          </table:table-cell>
          <table:table-cell table:style-name="Table2.B13" office:value-type="string">
            <text:p text:style-name="P38">Filter entities based on certain criteria.</text:p>
          </table:table-cell>
        </table:table-row>
        <table:table-row table:style-name="Table2.1">
          <table:table-cell table:style-name="Table2.A14" office:value-type="string">
            <text:p text:style-name="P44">FR <text:span text:style-name="T40">8</text:span>.0.</text:p>
          </table:table-cell>
          <table:table-cell table:style-name="Table2.B14" office:value-type="string">
            <text:p text:style-name="P38">Create reports. <text:span text:style-name="T39">Examples:</text:span></text:p>
            <text:p text:style-name="P45"><text:span text:style-name="T29">Laboratory grade for each student - </text:span><text:span text:style-name="T2">the weighted average of grades from the lab topics </text:span><text:span text:style-name="T14">where the </text:span><text:span text:style-name="T11">weight share is the number of weeks allocated to the topic</text:span></text:p>
            <text:p text:style-name="P22"><text:span text:style-name="T2">The hardest theme – </text:span><text:span text:style-name="T14">the theme with the smallest </text:span><text:span text:style-name="T2">average of the grades </text:span></text:p>
            <text:p text:style-name="P22"><text:span text:style-name="T2">Students who can enter the exam - average greater than or equal to 4</text:span></text:p>
            <text:p text:style-name="P22"><text:span text:style-name="T2">Students who have delivered all the themes on time</text:span></text:p>
          </table:table-cell>
        </table:table-row>
      </table:table>
      <text:p text:style-name="P2"/>
      <text:list xml:id="list181430604864903" text:continue-numbering="true" text:style-name="WWNum10">
        <text:list-item>
          <text:list>
            <text:list-item>
              <text:h text:style-name="P24" text:outline-level="2"><text:bookmark-start text:name="_Toc191724241"/><text:bookmark-start text:name="_Toc1859486"/><text:bookmark-start text:name="_Toc475832328"/><text:span text:style-name="T34">User Interface Requirements</text:span><text:bookmark-end text:name="_Toc191724241"/><text:bookmark-end text:name="_Toc1859486"/><text:bookmark-end text:name="_Toc475832328"/></text:h>
            </text:list-item>
          </text:list>
        </text:list-item>
      </text:list>
      <text:p text:style-name="P19">The user should be presented a menu where each option is describing one of the functional requirements. After choosing an option the program should ask the user to enter the needed information.</text:p>
      <text:list xml:id="list181430596273043" text:continue-numbering="true" text:style-name="WWNum10">
        <text:list-item>
          <text:list>
            <text:list-item>
              <text:h text:style-name="P24" text:outline-level="2"><text:bookmark-start text:name="_Toc191724242"/><text:bookmark-start text:name="_Toc1859487"/><text:bookmark-start text:name="_Toc475832329"/><text:span text:style-name="T33">Usability</text:span><text:bookmark-end text:name="_Toc191724242"/><text:bookmark-end text:name="_Toc1859487"/><text:bookmark-end text:name="_Toc475832329"/></text:h>
            </text:list-item>
          </text:list>
        </text:list-item>
      </text:list>
      <text:list xml:id="list629867862" text:style-name="WWNum6">
        <text:list-item>
          <text:p text:style-name="P47"><text:span text:style-name="T36">The user documentation and help should be complete</text:span></text:p>
        </text:list-item>
        <text:list-item>
          <text:p text:style-name="P47"><text:soft-page-break/><text:span text:style-name="T36">The help should be context sensitive and explain how to achieve common tasks</text:span></text:p>
        </text:list-item>
        <text:list-item>
          <text:p text:style-name="P47"><text:span text:style-name="T36">The system should be easy to learn.</text:span></text:p>
        </text:list-item>
      </text:list>
      <text:list xml:id="list181432284120836" text:continue-list="list181430596273043" text:style-name="WWNum10">
        <text:list-item>
          <text:list>
            <text:list-item>
              <text:h text:style-name="P24" text:outline-level="2"><text:bookmark-start text:name="_Toc191724257"/><text:bookmark-start text:name="_Toc1859488"/><text:bookmark-start text:name="_Toc475832330"/><text:span text:style-name="T34">Data Management</text:span><text:bookmark-end text:name="_Toc191724257"/><text:bookmark-end text:name="_Toc1859488"/><text:bookmark-end text:name="_Toc475832330"/></text:h>
            </text:list-item>
          </text:list>
        </text:list-item>
      </text:list>
      <text:p text:style-name="Standard">The data should be stored in <text:span text:style-name="T39">text files and XML files.</text:span></text:p>
      <text:list xml:id="list181431472054247" text:continue-numbering="true" text:style-name="WWNum10">
        <text:list-item>
          <text:h text:style-name="P30" text:outline-level="1"><text:bookmark-start text:name="_Toc191724260"/><text:bookmark-start text:name="_Toc1859489"/><text:bookmark-start text:name="_Toc475832331"/><text:span text:style-name="T34">User Scenarios/Use Cases</text:span><text:bookmark-end text:name="_Toc191724260"/><text:bookmark-end text:name="_Toc1859489"/><text:bookmark-end text:name="_Toc475832331"/></text:h>
        </text:list-item>
      </text:list>
      <text:p text:style-name="P13">The application allows the <text:span text:style-name="T40">teacher</text:span> user to <text:span text:style-name="T40">add a student, see the existing students, update the information for a certain student, delete a certain student, add a laboratory theme, extend the deadline of a laboratory theme, add a grade for a student at a laboratory theme, filter the students, laboratory themes or grades based on certain criteria, make reports based on the information available (</text:span><text:span text:style-name="T47">Laboratory grade for each student - </text:span><text:span text:style-name="T48">the weighted average of grades from the lab topics </text:span><text:span text:style-name="T47">where the weight share is the number of weeks allocated to the topic, </text:span><text:span text:style-name="T46">The hardest theme – </text:span><text:span text:style-name="T47">the theme with the smallest </text:span><text:span text:style-name="T46">average of the grades, Students who can enter the exam - average greater than or equal to 4, </text:span><text:span text:style-name="T48">Students who have delivered all the themes on time).</text:span></text:p>
      <text:p text:style-name="P14">The application allows the <text:span text:style-name="T49">student</text:span> user to <text:span text:style-name="T49">unsubscribe from receiving notifications from the application.</text:span><text:bookmark text:name="_GoBack"/></text:p>
      <text:p text:style-name="Standard">Please refer to <text:span text:style-name="T3">Analysis and Design Document.</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0835in" fo:margin-bottom="0in" loext:contextual-spacing="false" fo:line-height="10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835in" loext:contextual-spacing="false" fo:line-height="100%"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line-height="100%" fo:keep-with-next="always"/>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100%"/>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100%"/>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100%"/>
      <style:text-properties style:font-name="Arial" fo:font-family="Arial"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100%"/>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Table_20_Text" style:display-name="Table Text" style:family="paragraph" style:parent-style-name="Standard" style:default-outline-level="">
      <style:paragraph-properties fo:margin-top="0.028in" fo:margin-bottom="0.028in" loext:contextual-spacing="false" fo:line-height="1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Title" style:family="paragraph" style:parent-style-name="Standard" style:default-outline-level="1" style:list-style-name="" style:class="chapter">
      <style:paragraph-properties fo:margin-top="0.1665in" fo:margin-bottom="0.0417in" loext:contextual-spacing="false" fo:line-height="100%" fo:text-align="center" style:justify-single-word="false"/>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Comment" style:family="paragraph" style:parent-style-name="Standard" style:default-outline-level="">
      <style:paragraph-properties fo:margin-top="0.0417in" fo:margin-bottom="0.0417in" loext:contextual-spacing="false" fo:line-height="100%"/>
      <style:text-properties fo:color="#7030a0" style:font-name="Arial" fo:font-family="Arial"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Bullet3" style:family="paragraph" style:parent-style-name="Standard" style:default-outline-level="">
      <style:paragraph-properties fo:margin-left="0.8126in" fo:margin-right="0in" fo:margin-top="0.0835in" fo:margin-bottom="0in" loext:contextual-spacing="false" fo:line-height="100%" fo:text-indent="-0.3126in" style:auto-text-indent="false">
        <style:tab-stops>
          <style:tab-stop style:position="0.8126in"/>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2_20_over" style:display-name="Bullet2 over" style:family="paragraph" style:parent-style-name="Standard" style:default-outline-level="">
      <style:paragraph-properties fo:margin-top="0.0835in" fo:margin-bottom="0in" loext:contextual-spacing="false" fo:line-height="100%">
        <style:tab-stops>
          <style:tab-stop style:position="0.0252in"/>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bullet" style:family="paragraph" style:parent-style-name="Standard" style:default-outline-level="">
      <style:paragraph-properties fo:margin-left="0.5in" fo:margin-right="0in" fo:margin-top="0.0417in" fo:margin-bottom="0.0417in" loext:contextual-spacing="false" fo:line-height="100%" fo:text-indent="-0.5in" style:auto-text-indent="false" style:punctuation-wrap="hanging"/>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List_20_Bullet" style:display-name="List Bullet" style:family="paragraph" style:parent-style-name="Standard" style:default-outline-level="">
      <style:paragraph-properties fo:margin-top="0in" fo:margin-bottom="0in" loext:contextual-spacing="false" fo:line-height="100%"/>
      <style:text-properties style:font-name="Arial" fo:font-family="Arial" style:font-family-generic="roman" style:font-pitch="variable"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Bullet" style:family="paragraph" style:parent-style-name="Standard" style:default-outline-level="">
      <style:paragraph-properties fo:margin-top="0.0417in" fo:margin-bottom="0in" loext:contextual-spacing="false" fo:line-height="100%"/>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List_20_Bullet_20_2" style:display-name="List Bullet 2" style:family="paragraph" style:parent-style-name="Standard" style:auto-update="true" style:default-outline-level="">
      <style:paragraph-properties fo:margin-top="0.0417in" fo:margin-bottom="0in" loext:contextual-spacing="false" fo:line-height="100%"/>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keep-together="always"/>
      <style:text-properties fo:color="#365f91" style:font-name="Cambria" fo:font-family="Cambria" style:font-family-generic="roman" style:font-pitch="variable" fo:font-size="14pt" style:font-name-asian="F" style:font-family-generic-asian="system" style:font-pitch-asian="variable" style:font-size-asian="14pt" style:language-asian="ja" style:country-asian="JP" style:font-name-complex="F"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Heading_20_5_20_Char" style:display-name="Heading 5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0pt"/>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Heading_20_7_20_Char" style:display-name="Heading 7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Heading_20_8_20_Char" style:display-name="Heading 8 Char" style:family="text" style:parent-style-name="Default_20_Paragraph_20_Font">
      <style:text-properties style:font-name="Arial" fo:font-family="Arial" style:font-family-generic="roman" style:font-pitch="variable" fo:font-size="12pt" fo:font-style="italic" style:font-name-asian="Times New Roman1" style:font-family-asian="'Times New Roman'" style:font-family-generic-asian="system" style:font-pitch-asian="variable" style:font-size-asian="12pt" style:font-style-asian="italic" style:font-name-complex="Times New Roman1"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font-style-asian="italic" style:font-weight-asian="bold" style:font-name-complex="Times New Roman1" style:font-family-complex="'Times New Roman'"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Arial1" style:font-family-complex="Arial"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text:start-value="3">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5in" fo:text-indent="-0.3in" fo:margin-left="0.5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ListLabel_20_2"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1"/>
      </text:list-level-style-bullet>
      <text:list-level-style-bullet text:level="8" text:style-name="ListLabel_20_3"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1"/>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1"/>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1"/>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4374in" fo:text-indent="-0.25in" fo:margin-left="0.4374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8.2681in" fo:page-height="11.6929in" style:num-format="1" style:print-orientation="portrait" fo:margin-top="0.472in" fo:margin-bottom="0.9846in" fo:margin-left="0.9846in" fo:margin-right="0.68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126in" fo:margin-left="0in" fo:margin-right="0in" fo:margin-bottom="0.4728in" style:dynamic-spacing="true"/>
      </style:header-style>
      <style:footer-style/>
    </style:page-layout>
  </office:automatic-styles>
  <office:master-styles>
    <style:master-page style:name="Standard" style:page-layout-name="Mpm1">
      <style:header>
        <text:p text:style-name="Header">Software System Verification and Validation <text:s text:c="44"/><text:tab/> <text:s text:c="28"/>2018-2019</text:p>
        <text:p text:style-name="Header">Laboratory Assignment 01 <text:s text:c="87"/><text:a xlink:type="simple" xlink:href="http://www.cs.ubbcluj.ro/~avescan" text:style-name="Internet_20_link" text:visited-style-name="Visited_20_Internet_20_Link">www.cs.ubbcluj.ro/~avescan</text:a> <text:s text:c="11"/></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_Acer</meta:initial-creator>
    <meta:editing-cycles>317</meta:editing-cycles>
    <meta:print-date>2018-02-17T21:55:00</meta:print-date>
    <meta:creation-date>2013-01-24T20:28:00</meta:creation-date>
    <dc:date>2020-03-08T18:12:24.126000000</dc:date>
    <meta:editing-duration>P1DT11H30M9S</meta:editing-duration>
    <meta:generator>LibreOffice/5.4.3.2$Windows_X86_64 LibreOffice_project/92a7159f7e4af62137622921e809f8546db437e5</meta:generator>
    <meta:document-statistic meta:table-count="2" meta:image-count="0" meta:object-count="0" meta:page-count="5" meta:paragraph-count="109" meta:word-count="885" meta:character-count="5687" meta:non-whitespace-character-count="4741"/>
    <meta:user-defined meta:name="AppVersion">14.0000</meta:user-defined>
    <meta:user-defined meta:name="Company">Famil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